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4pt" officeooo:rsid="00202fb2" officeooo:paragraph-rsid="00202fb2" style:font-size-asian="14pt" style:font-size-complex="14pt"/>
    </style:style>
    <style:style style:name="P2" style:family="paragraph" style:parent-style-name="Standard">
      <style:text-properties style:font-name="Arial" fo:font-size="14pt" officeooo:rsid="0022335e" officeooo:paragraph-rsid="0022335e" style:font-size-asian="14pt" style:font-size-complex="14pt"/>
    </style:style>
    <style:style style:name="P3" style:family="paragraph" style:parent-style-name="Standard">
      <style:text-properties style:font-name="Arial" fo:font-size="14pt" officeooo:rsid="002702f4" officeooo:paragraph-rsid="002702f4" style:font-size-asian="14pt" style:font-size-complex="14pt"/>
    </style:style>
    <style:style style:name="P4" style:family="paragraph" style:parent-style-name="Standard">
      <style:text-properties style:font-name="Arial" fo:font-size="14pt" officeooo:rsid="002988af" officeooo:paragraph-rsid="002988af" style:font-size-asian="14pt" style:font-size-complex="14pt"/>
    </style:style>
    <style:style style:name="P5" style:family="paragraph" style:parent-style-name="Standard">
      <style:text-properties style:font-name="Arial" fo:font-size="14pt" officeooo:rsid="002a6b6c" officeooo:paragraph-rsid="002a6b6c" style:font-size-asian="14pt" style:font-size-complex="14pt"/>
    </style:style>
    <style:style style:name="P6" style:family="paragraph" style:parent-style-name="Standard">
      <style:text-properties style:font-name="Arial" fo:font-size="14pt" officeooo:rsid="002a8e52" officeooo:paragraph-rsid="002a8e52" style:font-size-asian="14pt" style:font-size-complex="14pt"/>
    </style:style>
    <style:style style:name="P7" style:family="paragraph" style:parent-style-name="Standard">
      <style:text-properties style:font-name="Arial" fo:font-size="14pt" officeooo:rsid="002c1497" officeooo:paragraph-rsid="002c1497" style:font-size-asian="14pt" style:font-size-complex="14pt"/>
    </style:style>
    <style:style style:name="P8" style:family="paragraph" style:parent-style-name="Standard">
      <style:text-properties style:font-name="Arial" fo:font-size="14pt" officeooo:rsid="002f7296" officeooo:paragraph-rsid="002f7296" style:font-size-asian="14pt" style:font-size-complex="14pt"/>
    </style:style>
    <style:style style:name="P9" style:family="paragraph" style:parent-style-name="Standard">
      <style:text-properties style:font-name="Arial" fo:font-size="14pt" officeooo:rsid="00320bb8" officeooo:paragraph-rsid="00320bb8" style:font-size-asian="14pt" style:font-size-complex="14pt"/>
    </style:style>
    <style:style style:name="P10" style:family="paragraph" style:parent-style-name="Standard">
      <style:text-properties style:font-name="Arial" fo:font-size="14pt" officeooo:rsid="00337eb4" officeooo:paragraph-rsid="00337eb4" style:font-size-asian="14pt" style:font-size-complex="14pt"/>
    </style:style>
    <style:style style:name="P11" style:family="paragraph" style:parent-style-name="Standard">
      <style:text-properties style:font-name="Arial" fo:font-size="14pt" officeooo:rsid="00347e3f" officeooo:paragraph-rsid="00347e3f" style:font-size-asian="14pt" style:font-size-complex="14pt"/>
    </style:style>
    <style:style style:name="P12" style:family="paragraph" style:parent-style-name="Standard">
      <style:text-properties style:font-name="Arial" fo:font-size="14pt" officeooo:rsid="00353a53" officeooo:paragraph-rsid="00353a53" style:font-size-asian="14pt" style:font-size-complex="14pt"/>
    </style:style>
    <style:style style:name="P13" style:family="paragraph" style:parent-style-name="Standard">
      <style:text-properties style:font-name="Arial" fo:font-size="14pt" officeooo:rsid="0035a55c" officeooo:paragraph-rsid="0035a55c" style:font-size-asian="14pt" style:font-size-complex="14pt"/>
    </style:style>
    <style:style style:name="P14" style:family="paragraph" style:parent-style-name="Standard">
      <style:text-properties style:font-name="Arial" fo:font-size="14pt" officeooo:rsid="0035a55c" officeooo:paragraph-rsid="0036bc95" style:font-size-asian="14pt" style:font-size-complex="14pt"/>
    </style:style>
    <style:style style:name="P15" style:family="paragraph" style:parent-style-name="Standard">
      <style:text-properties style:font-name="Arial" fo:font-size="14pt" officeooo:rsid="0036bc95" officeooo:paragraph-rsid="0036bc95" style:font-size-asian="14pt" style:font-size-complex="14pt"/>
    </style:style>
    <style:style style:name="P16" style:family="paragraph" style:parent-style-name="Standard">
      <style:text-properties style:font-name="Arial" fo:font-size="14pt" officeooo:rsid="0036e9ea" officeooo:paragraph-rsid="0036e9ea" style:font-size-asian="14pt" style:font-size-complex="14pt"/>
    </style:style>
    <style:style style:name="P17" style:family="paragraph" style:parent-style-name="Standard">
      <style:text-properties style:font-name="Arial" fo:font-size="14pt" officeooo:rsid="00377623" officeooo:paragraph-rsid="00377623" style:font-size-asian="14pt" style:font-size-complex="14pt"/>
    </style:style>
    <style:style style:name="P18" style:family="paragraph" style:parent-style-name="Standard">
      <style:text-properties style:font-name="Arial" fo:font-size="14pt" officeooo:rsid="0038791b" officeooo:paragraph-rsid="0038791b" style:font-size-asian="14pt" style:font-size-complex="14pt"/>
    </style:style>
    <style:style style:name="P19" style:family="paragraph" style:parent-style-name="Standard">
      <style:text-properties style:font-name="Arial" fo:font-size="14pt" officeooo:rsid="00397b86" officeooo:paragraph-rsid="00397b86" style:font-size-asian="14pt" style:font-size-complex="14pt"/>
    </style:style>
    <style:style style:name="P20" style:family="paragraph" style:parent-style-name="Standard">
      <style:text-properties style:font-name="Arial" fo:font-size="14pt" officeooo:rsid="003b6558" officeooo:paragraph-rsid="003b6558" style:font-size-asian="14pt" style:font-size-complex="14pt"/>
    </style:style>
    <style:style style:name="P21" style:family="paragraph" style:parent-style-name="Standard">
      <style:text-properties style:font-name="Arial" fo:font-size="14pt" officeooo:rsid="003d4338" officeooo:paragraph-rsid="003d4338" style:font-size-asian="14pt" style:font-size-complex="14pt"/>
    </style:style>
    <style:style style:name="P22" style:family="paragraph" style:parent-style-name="Standard">
      <style:text-properties style:font-name="Arial" fo:font-size="14pt" officeooo:rsid="003d5671" officeooo:paragraph-rsid="003d5671" style:font-size-asian="14pt" style:font-size-complex="14pt"/>
    </style:style>
    <style:style style:name="P23" style:family="paragraph" style:parent-style-name="Standard">
      <style:text-properties style:font-name="Arial" fo:font-size="14pt" officeooo:rsid="003db6d1" officeooo:paragraph-rsid="003db6d1" style:font-size-asian="14pt" style:font-size-complex="14pt"/>
    </style:style>
    <style:style style:name="P24" style:family="paragraph" style:parent-style-name="Standard">
      <style:text-properties style:font-name="Arial" fo:font-size="14pt" officeooo:rsid="003f6520" officeooo:paragraph-rsid="003f6520" style:font-size-asian="14pt" style:font-size-complex="14pt"/>
    </style:style>
    <style:style style:name="P25" style:family="paragraph" style:parent-style-name="Standard">
      <style:text-properties style:font-name="Arial" fo:font-size="14pt" officeooo:rsid="003ffbce" officeooo:paragraph-rsid="003ffbce" style:font-size-asian="14pt" style:font-size-complex="14pt"/>
    </style:style>
    <style:style style:name="T1" style:family="text">
      <style:text-properties officeooo:rsid="00217e08"/>
    </style:style>
    <style:style style:name="T2" style:family="text">
      <style:text-properties officeooo:rsid="0022335e"/>
    </style:style>
    <style:style style:name="T3" style:family="text">
      <style:text-properties officeooo:rsid="0022e967"/>
    </style:style>
    <style:style style:name="T4" style:family="text">
      <style:text-properties officeooo:rsid="0028a283"/>
    </style:style>
    <style:style style:name="T5" style:family="text">
      <style:text-properties officeooo:rsid="002c1497"/>
    </style:style>
    <style:style style:name="T6" style:family="text">
      <style:text-properties officeooo:rsid="002e1274"/>
    </style:style>
    <style:style style:name="T7" style:family="text">
      <style:text-properties officeooo:rsid="00317e59"/>
    </style:style>
    <style:style style:name="T8" style:family="text">
      <style:text-properties officeooo:rsid="00347e3f"/>
    </style:style>
    <style:style style:name="T9" style:family="text">
      <style:text-properties officeooo:rsid="0036bc95"/>
    </style:style>
    <style:style style:name="T10" style:family="text">
      <style:text-properties officeooo:rsid="0038f0c9"/>
    </style:style>
    <style:style style:name="T11" style:family="text">
      <style:text-properties officeooo:rsid="003e912f"/>
    </style:style>
    <style:style style:name="T12" style:family="text">
      <style:text-properties officeooo:rsid="003e957c"/>
    </style:style>
    <style:style style:name="T13" style:family="text">
      <style:text-properties officeooo:rsid="003ffb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are errors put inside the structure? Is this a structure in a structure? How can this be? <text:span text:style-name="T1">Is there a reason behind that?</text:span></text:p>
      <text:p text:style-name="P1"/>
      <text:p text:style-name="P1">„<text:span text:style-name="T2">Error reading FILE</text:span>“</text:p>
      <text:p text:style-name="P2">everytime write the word file before, even when it is clear, because this is much less irritating. <text:span text:style-name="T3">Maybe not to write the word „reading“, because this can be misunderstood as file system errors or hardware errors. But this isnt the case. Maybe say „error in file content“ ?!</text:span></text:p>
      <text:p text:style-name="P1"/>
      <text:p text:style-name="P3">When writing file paths, don‘t write</text:p>
      <text:p text:style-name="P3">/a/b/file.xy</text:p>
      <text:p text:style-name="P3">but write</text:p>
      <text:p text:style-name="P3">File file.xy in /a/b/</text:p>
      <text:p text:style-name="P3">maybe the word folder <text:span text:style-name="T4">or path</text:span> is not needed <text:span text:style-name="T4">written down</text:span>, because brain has already switched knowing it is a file</text:p>
      <text:p text:style-name="P3"/>
      <text:p text:style-name="P4">there are typical error messages, that can be summed up to a smaller word or text as an error type, better to be noticed at the beginning, when it is sayd Error reading …. bla123</text:p>
      <text:p text:style-name="P4">Better: ErrorType7 in bla123</text:p>
      <text:p text:style-name="P4"/>
      <text:p text:style-name="P5">if there are repeating errors with lot‘s of information describing that error, and this happens a lot repeating, then write a little complicated code, that reduces this much output and print what is different and what not in this repetitions</text:p>
      <text:p text:style-name="P5"/>
      <text:p text:style-name="P6">auto indention of structure code, <text:span text:style-name="T5">to be easier readable</text:span></text:p>
      <text:p text:style-name="P7">dont auto indent small this, but do <text:span text:style-name="T6">though</text:span> wether the line will be too long instead</text:p>
      <text:p text:style-name="P8">when auto indent with small text parts, that repeat, maybe simulate a table instead of do normal auto indent, so that <text:span text:style-name="T7">enough </text:span>space and readability go hand in hand</text:p>
      <text:p text:style-name="P8"/>
      <text:p text:style-name="P9">incorporate lines being too long when auto indent</text:p>
      <text:p text:style-name="P9"/>
      <text:p text:style-name="P10">What does error mean?:</text:p>
      <text:p text:style-name="P10">"message":"should match format \"uri\""</text:p>
      <text:p text:style-name="P10">Which message?</text:p>
      <text:p text:style-name="P10"/>
      <text:p text:style-name="P10">Working with colors and bold or not bold font: <text:span text:style-name="T8">different for:</text:span></text:p>
      <text:p text:style-name="P11">data structure, error message, error type, errer element in structure</text:p>
      <text:p text:style-name="P11"/>
      <text:p text:style-name="P12">error texts things in different lines: for example: structure in its own line</text:p>
      <text:p text:style-name="P12"/>
      <text:p text:style-name="P13">click on error message jumps to error element with short blinking maybe</text:p>
      <text:p text:style-name="P13"/>
      <text:p text:style-name="P13"><text:soft-page-break/></text:p>
      <text:p text:style-name="P13">?</text:p>
      <text:p text:style-name="P14">„<text:span text:style-name="T9">should NOT have additional properties</text:span>“</text:p>
      <text:p text:style-name="P15">{"additionalProperty":"@skyTransparency"}</text:p>
      <text:p text:style-name="P15">Why is the word similar, not the same and 3. why is this name chosen to be set in the structure?</text:p>
      <text:p text:style-name="P15"/>
      <text:p text:style-name="P16">„Unexpected token ' in JSON at position 40054“</text:p>
      <text:p text:style-name="P16"/>
      <text:p text:style-name="P17">maybe it makes sense to write the 10 signs or letters before and after the unexpected token for better understanding here</text:p>
      <text:p text:style-name="P18">clicking at the message could jump to that error possission <text:span text:style-name="T10">being colored</text:span></text:p>
      <text:p text:style-name="P18"/>
      <text:p text:style-name="P19">IllegalChildNodeFieldNameNotFound</text:p>
      <text:p text:style-name="P19">this as an error type could be additionally be verbalized as a normal sentence.</text:p>
      <text:p text:style-name="P19"/>
      <text:p text:style-name="P20">Error Types are the short word combination bijective to its explanations for error reporting.</text:p>
      <text:p text:style-name="P20"/>
      <text:p text:style-name="P21">Error names / types in same color as error description</text:p>
      <text:p text:style-name="P21"/>
      <text:p text:style-name="P22">There could be maybe programmed an AI for some special error types as unexpected token or unexpected end of file, that proposes <text:span text:style-name="T11">several possiblities</text:span> what to be done instead having an unexpected token or end of file. <text:span text:style-name="T12">Later on with more experience, that errors could be solvable automically.</text:span></text:p>
      <text:p text:style-name="P22"/>
      <text:p text:style-name="P23">Same color: error type, error descripton, place where error is</text:p>
      <text:p text:style-name="P23"/>
      <text:p text:style-name="P24">something like this:</text:p>
      <text:p text:style-name="P24"/>
      <text:p text:style-name="P24"><text:s text:c="4"/>at JSON.parse (&lt;anonymous&gt;)</text:p>
      <text:p text:style-name="P24"><text:s text:c="4"/>at convertJSON (C:\Users\coderextreme\X3DJSONLD\convertJSON.js:38:20)</text:p>
      <text:p text:style-name="P24"><text:s text:c="4"/>at Object.&lt;anonymous&gt; (C:\Users\coderextreme\X3DJSONLD\json2all.js:10:1)</text:p>
      <text:p text:style-name="P24"><text:s text:c="4"/>at Module._compile (module.js:571:32)</text:p>
      <text:p text:style-name="P24"><text:s text:c="4"/>at Object.Module._extensions..js (module.js:580:10)</text:p>
      <text:p text:style-name="P24"><text:s text:c="4"/>at Module.load (module.js:488:32)</text:p>
      <text:p text:style-name="P24"><text:s text:c="4"/>at tryModuleLoad (module.js:447:12)</text:p>
      <text:p text:style-name="P24"><text:s text:c="4"/>at Function.Module._load (module.js:439:3)</text:p>
      <text:p text:style-name="P24"><text:s text:c="4"/>at Module.runMain (module.js:605:10)</text:p>
      <text:p text:style-name="P24"><text:s text:c="4"/>at run (bootstrap_node.js:422:7)</text:p>
      <text:p text:style-name="P24"/>
      <text:p text:style-name="P24"/>
      <text:p text:style-name="P24"><text:soft-page-break/></text:p>
      <text:p text:style-name="P24">maybe <text:span text:style-name="T13">only show important line and make it possible to swing open the rest with something like a button, because often most of this is not important to understand the error</text:span></text:p>
      <text:p text:style-name="P25">Or make parts grey or a bit transparent</text:p>
      <text:p text:style-name="P25"/>
      <text:p text:style-name="P25"/>
      <text:p text:style-name="P25">"should have required property '@content'"</text:p>
      <text:p text:style-name="P25">its error type could be named: PropertyMis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8:55:43.223062386</meta:creation-date>
    <meta:generator>LibreOffice/5.1.6.2$Linux_X86_64 LibreOffice_project/10m0$Build-2</meta:generator>
    <dc:date>2017-03-28T19:53:02.178070205</dc:date>
    <meta:editing-duration>PT57M4S</meta:editing-duration>
    <meta:editing-cycles>37</meta:editing-cycles>
    <meta:document-statistic meta:table-count="0" meta:image-count="0" meta:object-count="0" meta:page-count="3" meta:paragraph-count="50" meta:word-count="557" meta:character-count="3584" meta:non-whitespace-character-count="3037"/>
  </office:meta>
</office:document-meta>
</file>